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Heading_20_2">
      <style:paragraph-properties fo:break-before="pag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traveler refers to the biotechnology inherited by the blue-blooded red lady's children and the yellow. The nanotech is primarily energy construct in origin but has a biologically sourced design purpose. A good portion of the material was shaped by influence from the machine as their forays into Losthome and eating things inevitably exposes them to minute parts of the machine. In time the egg hosts began to inherit some of these parts and the blue-blooded arose as a result of accumulation of these parts in their metabolic processes. Those that are not blue blooded have comparatively crude versions lacking any central control by the mind or otherwise. The crude versions in those red lady's children not blue-blooded are used strictly in place of red blood cells, organ function, vision, and some portions of the immune system.</text:p>
      <text:h text:style-name="Heading_20_2" text:outline-level="2">Components</text:h>
      <text:p text:style-name="Text_20_body">The traveler is composed of a number of common parts that work together to form an operating whole. It can manufacture specialized equipment to meet needs as decided by the network.</text:p>
      <text:h text:style-name="Heading_20_3" text:outline-level="3">Static components</text:h>
      <text:h text:style-name="Heading_20_4" text:outline-level="4">Operating Nodes</text:h>
      <text:p text:style-name="Text_20_body">Square structures attached to physical mounting points within the body function as the processing centers of the traveler. Each can manifest one worker on their own without a calcium core but it only functions in proximity to the node. They are physically wired to transceivers and found in their proximity. In the brain operating nodes are connected by both splices and transceivers. Each generally contains a backup of essential structures so that the whole can rebuild itself as long as the host and a small group of nodes are intact.</text:p>
      <text:h text:style-name="Heading_20_4" text:outline-level="4">Archives</text:h>
      <text:p text:style-name="Text_20_body">Data storage of the traveler. In a host with a core most of the archives are stored there. But there is a lot of redundant data stored elsewhere in the body to avoid having to use a great deal of bandwidth from a central location as well as ensuring redundancy.</text:p>
      <text:h text:style-name="Heading_20_4" text:outline-level="4">Loom</text:h>
      <text:p text:style-name="Text_20_body">Smaller node-sized discs that function the same as the quilt does but generally only deals in the rapid fabrication of workers or parts of other structures to effect repair.</text:p>
      <text:h text:style-name="Heading_20_4" text:outline-level="4">Conduit</text:h>
      <text:p text:style-name="Text_20_body">This is little more than a bio plastic cable used to transmit data digitally between transceivers.</text:p>
      <text:h text:style-name="Heading_20_4" text:outline-level="4">Core</text:h>
      <text:p text:style-name="Text_20_body">A macro-scale organ found in the red lady's children that functions as their heart and the fortress of the traveler. It is a continuous flow pump that maintains a constant blood pressure without crushing the small and delicate equipment of the traveler inside the bloodstream. The remainder of the Y shaped heart deals with robust archival and operating structures and regulates a great deal of the traveler as workers pass through the heart.</text:p>
      <text:h text:style-name="Heading_20_4" text:outline-level="4"><text:soft-page-break/>Transceiver</text:h>
      <text:p text:style-name="Text_20_body">Sliver sized units that comprise the main telecommunications backbone of the traveler. They often have physical cabling connecting high transit areas such as the spine, arms, or to a core. They generally are surrounded by splices so the traveler can use the host's own neural network to pass data between them or to the host themselves. This involves a lot less effort on their part as the terahertz transmissions at their scale requires a disproportionate amount of energy per unit distance without a cable stretched between them.</text:p>
      <text:h text:style-name="Heading_20_4" text:outline-level="4">Quilt</text:h>
      <text:p text:style-name="Text_20_body">This is a larger assembly unit capable of constructing nodes. They are visible to the naked eye and if exposed are about the size of sand grains. The main floor of the assembly unit operates much like a ovoid rapid fabrication unit in that the desired equipment is sown together layer by layer.</text:p>
      <text:h text:style-name="Heading_20_4" text:outline-level="4">Splice</text:h>
      <text:p text:style-name="Text_20_body">These mount in, on, or next to a neuron to interact with the body depending on location or detailed purpose. Generally the brain has splice throughout but mostly in the frontal lobe. Sensory organs are usually spliced directly at the source then relayed to the traveler. As with such segregation the traveler does not often have the recursive sense of the host's interpretation of their observed environment without expressly communicating with them.</text:p>
      <text:h text:style-name="Heading_20_3" text:outline-level="3">Motile components</text:h>
      <text:p text:style-name="Text_20_body"/>
      <text:h text:style-name="Heading_20_4" text:outline-level="4">Workers</text:h>
      <text:p text:style-name="Text_20_body">Actuated components which move stored data, other parts, or physical raw materials that the Traveler needs. Their substance is of a calcium core that manifests adaptive tooling that the worker needs and a basic field structure to protect the core. They take on scouting tasks forming the basis of the traveler's awareness of the body as the operating nodes themselves have no sensory systems whatsoever.</text:p>
      <text:h text:style-name="Heading_20_4" text:outline-level="4">Transport</text:h>
      <text:p text:style-name="Text_20_body">Altered workers built to transport fluids or larger quantities of raw materials while segregating them from exposure to the host bloodstream.</text:p>
      <text:h text:style-name="Heading_20_4" text:outline-level="4">Aggressors</text:h>
      <text:p text:style-name="Text_20_body">Modified robust workers with hardened systems and physical weaponry. Generally equipped with calcium spikes that they use to physically damage bacteria or alter other solid foreign substances in the body. Some are equipped with short range energy emission devices in hosts with a greater traveler.</text:p>
      <text:h text:style-name="Heading_20_2" text:outline-level="2"/>
      <text:h text:style-name="P3" text:outline-level="2">Systems</text:h>
      <text:p text:style-name="Text_20_body">Certain major systems are found in the traveler but only take defined nodes in segregated roles in greater travelers. The names in the greater traveler are inherited from the same systems that exist in the machine.</text:p>
      <text:h text:style-name="Heading_20_3" text:outline-level="3">ICI - Identification Component or Intruder</text:h>
      <text:p text:style-name="Text_20_body">This major subsystem deals with identifying what is or is not part of the host functioning much like an immune system. As such all aggressors are under its control. Unlike its biological contemporaries ICI's determination for this is very mutable and the host's awareness of a particular influence strongly effects immune response regardless of any inherent threat to the host by that intrusion. ICI is split into three major sections: Psi, the portion that provides defense and identification of anomalous patterns within the host mind; Host, which largely concerns itself with the body's interior such as allergens, inert foreign bodies, or infections; and self, which identifies that the traveler is free from tampering, masquerading entities, or foreign traveler equipment. ICI makes all determinations whether a given object should be treated as a hostile object but the host abstraction can override the determination.</text:p>
      <text:h text:style-name="Heading_20_3" text:outline-level="3">GIS - Global Infrastructure Synthesis</text:h>
      <text:p text:style-name="Text_20_body">This subsystem operates all loom and quilt in the entire swarm to field manufacturing requests. It maintains the blueprints inside all archive nodes as well as maintaining knowledge of the amount of each in use and manufacturing throughput of all manufactured parts for the backup node. It maintains stocks of materials or knowledge of their source as well as looking after rates of change in the aforementioned to handle their dynamic environment. It has a limited knowledge of host biology to maintain its supplies and notifies the host abstraction when they are low.</text:p>
      <text:p text:style-name="Text_20_body">GIS will use any blueprint with identical performance characteristics to the purpose within a design and select them at random. This both increases functional diversity that it is unlikely the same threat or damage vector will produce failures in all portions of the swarm. If a particular design preforms identically but is no longer of similar population GIS will manufacture more of that design to ensure balance until EDH makes a new assessment of the blueprint's fitness for function.</text:p>
      <text:h text:style-name="Heading_20_3" text:outline-level="3">WAI - Ward Adaptive Integrator</text:h>
      <text:p text:style-name="Text_20_body">As their native environment has a great deal of magical influences and dangers this subsystem deals in creating, adapting, or interpreting new magical or biochemical influences. It especially deals in adapting the host and the traveler to extreme changes in function if it is shifted in Losthome.  If unique or unknown influences are present this system determines their inherent properties and utility using sense nodes or the host abstraction to acquire data. As a hostility-neutral system WAI interprets all objects based on their interaction on the system and may inadvertently neutralize ICIs determinations in the natural course of its duties. WAI also deals in re-purposing of existing tools given the discovery of re-purposed threats and determining new properties based on these influences. The system as such represents the majority of the traveler's long-term adaptability and self-improvement. WAI also is responsible for the translation of blueprints and data streams between traveler swarms as well serving as the primary conduit of enabling swarm access to host abilities.</text:p>
      <text:h text:style-name="Heading_20_3" text:outline-level="3"><text:soft-page-break/>EDH - Error Detection and Handling</text:h>
      <text:p text:style-name="Text_20_body">This system handles the most data from the host abstraction in determining the amount of damage the host has sustained or any malfunctioning parts. It is integrated tightly throughout the system and collates a comparatively massive amount of sense data to determine system wide statistics and conditions. It determines discrete components to entire assemblies then tasks WAI with determining the proper state for these assemblies to be maintained in. EDH has priority access to all workers and aggressors. It is the only other major system with near immediate access to aggressors. ICI self maintains a very large presence in EDH to ensure it operates without corruptible influence. EDH nodes are present throughout the host in a non-centralized fashion to harden against tampering.</text:p>
      <text:p text:style-name="Text_20_body">ICI-self follows behind EDH nodes wherever GIS builds them throughout the body. In that sense ICI-self builds nodes only in places where EDH determines there are things that can break that it needs to maintain.</text:p>
      <text:p text:style-name="Text_20_body">EDH also has a limited adaptive capacity like WAI but it is entirely based on creating alternative patch blueprints to triage damage within the body. It marks these nodes as 'dirty' where ICI then later orders them reconstructed when there is no longer threats to continue damage. WAI sometimes overrides this, acquiring local authority over it, to continue collecting data from the altered equipment if WAI determines known properties have changed in a manner that creates new behavior. WAI will often then submit superior patches or altered equipment builds for GIS to select when constructing an ideal piece of equipment for a given task.</text:p>
      <text:h text:style-name="Heading_20_3" text:outline-level="3">SLT - Self/Local Telemetry</text:h>
      <text:p text:style-name="Text_20_body">This system aggregates information from workers, the host, and any specialized equipment nodes. The information once compiled is recorded with the time it was observed as the swarm processes the information in bursts and not as live streams. Individual work groups for a particular aggregation of data streams are often given a generic host concept to conform to the host's structures. In humans these work groups would be labeled SENSE if the host is aware of the concept.</text:p>
      <text:p text:style-name="Text_20_body">SLT's processing and archival core is primarily located near splices in the occipital and temporal lobes inside a human host mind. The system compiles stored information frames into streams by performing the work on the host themselves to more ideally render the information into useful and understandable meta data. The host mind will eventually tolerate the presence of these information streams and studied effort may allow the host to directly access them. If the host is exposed to complete silence this processing is likely to become sensory hallucinations as a conscious mind seeks stimulation. If SLT is deprived of this host access processing time and swarm efficiency goes down as the amount of streams the traveler can analyze is far lower than the central nervous system in an organic host and lacks large quantities of useful meta data.</text:p>
      <text:p text:style-name="Text_20_body">This part of the traveler has the largest splice and archive to operating node count of any other system and stores large quantities of throughout the host.</text:p>
      <text:h text:style-name="Heading_20_3" text:outline-level="3">Auth</text:h>
      <text:p text:style-name="Text_20_body"/>
      <text:h text:style-name="Heading_20_3" text:outline-level="3">CCG</text:h>
      <text:p text:style-name="Text_20_body"/>
      <text:h text:style-name="Heading_20_2" text:outline-level="2"><text:soft-page-break/>Major Nodes</text:h>
      <text:p text:style-name="Text_20_body">Some node identifiers remain the same between travelers for the odd occurrence that they interact.</text:p>
      <text:list xml:id="list41572927" text:style-name="L1">
        <text:list-item>
          <text:p text:style-name="P2">Node 0 - Host</text:p>
        </text:list-item>
        <text:list-item>
          <text:p text:style-name="P2">Node 3 - GIS</text:p>
        </text:list-item>
        <text:list-item>
          <text:p text:style-name="P2">Node E - Damage Planning</text:p>
        </text:list-item>
        <text:list-item>
          <text:p text:style-name="P2">Node G - Journal</text:p>
        </text:list-item>
        <text:list-item>
          <text:p text:style-name="P2">Node K - Backup Grid</text:p>
        </text:list-item>
        <text:list-item>
          <text:p text:style-name="P2">Node 10 - ICI Psi</text:p>
        </text:list-item>
        <text:list-item>
          <text:p text:style-name="P2">Node 11 - ICI Self</text:p>
        </text:list-item>
        <text:list-item>
          <text:p text:style-name="P2">Node 12 - ICI Host</text:p>
        </text:list-item>
        <text:list-item>
          <text:p text:style-name="P2">Node 13-1B - Intruder monitoring</text:p>
        </text:list-item>
        <text:list-item>
          <text:p text:style-name="P2">Node 3A - Host-side swarm abstraction</text:p>
        </text:list-item>
        <text:list-item>
          <text:p text:style-name="P1">Node 2p - Power monitor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21:42:56.25</meta:creation-date>
    <dc:date>2013-02-18T22:29:43.13</dc:date>
    <meta:editing-duration>PT1M26S</meta:editing-duration>
    <meta:editing-cycles>1</meta:editing-cycles>
    <meta:document-statistic meta:table-count="0" meta:image-count="0" meta:object-count="0" meta:page-count="5" meta:paragraph-count="59" meta:word-count="1915" meta:character-count="11705" meta:non-whitespace-character-count="9859"/>
    <meta:generator>LibreOffice/3.5$Windows_x86 LibreOffice_project/3215f89-f603614-ab984f2-7348103-1225a5b</meta:generator>
  </office:meta>
</office:document-meta>
</file>